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1800/72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8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6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2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00:25:03.7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9-16T01:00:01.682000000</dc:date>
    <meta:editing-duration>P25DT5H52M2S</meta:editing-duration>
    <meta:editing-cycles>2474</meta:editing-cycles>
    <meta:generator>LibreOffice/5.2.7.2$Windows_x86 LibreOffice_project/2b7f1e640c46ceb28adf43ee075a6e8b8439ed10</meta:generator>
    <meta:document-statistic meta:table-count="1" meta:cell-count="1484" meta:object-count="0"/>
  </office:meta>
</office:document-meta>
</file>